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382cm" style:rel-column-width="16887*"/>
    </style:style>
    <style:style style:name="Tabla1.B" style:family="table-column">
      <style:table-column-properties style:column-width="4.382cm" style:rel-column-width="16888*"/>
    </style:style>
    <style:style style:name="Tabla1.C" style:family="table-column">
      <style:table-column-properties style:column-width="2.746cm" style:rel-column-width="10586*"/>
    </style:style>
    <style:style style:name="Tabla1.D" style:family="table-column">
      <style:table-column-properties style:column-width="2.746cm" style:rel-column-width="1058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Code">
      <style:text-properties officeooo:paragraph-rsid="001b5467"/>
    </style:style>
    <style:style style:name="P2" style:family="paragraph" style:parent-style-name="Code">
      <style:text-properties officeooo:rsid="002080f6" officeooo:paragraph-rsid="0020d4b9"/>
    </style:style>
    <style:style style:name="P3" style:family="paragraph" style:parent-style-name="Code">
      <style:text-properties officeooo:paragraph-rsid="0020d4b9"/>
    </style:style>
    <style:style style:name="P4" style:family="paragraph" style:parent-style-name="Code">
      <style:text-properties officeooo:paragraph-rsid="002439a7"/>
    </style:style>
    <style:style style:name="P5" style:family="paragraph" style:parent-style-name="Code">
      <style:text-properties officeooo:rsid="00256ca8" officeooo:paragraph-rsid="00256ca8"/>
    </style:style>
    <style:style style:name="P6" style:family="paragraph" style:parent-style-name="Subtitle">
      <style:text-properties officeooo:rsid="00160325" officeooo:paragraph-rsid="00160325"/>
    </style:style>
    <style:style style:name="P7" style:family="paragraph" style:parent-style-name="Text_20_body">
      <style:text-properties officeooo:rsid="001b3708" officeooo:paragraph-rsid="001b3708"/>
    </style:style>
    <style:style style:name="P8" style:family="paragraph" style:parent-style-name="Text_20_body">
      <style:text-properties officeooo:paragraph-rsid="002b9cf3"/>
    </style:style>
    <style:style style:name="P9" style:family="paragraph" style:parent-style-name="Text_20_body">
      <style:text-properties officeooo:rsid="003cad46" officeooo:paragraph-rsid="002af181"/>
    </style:style>
    <style:style style:name="P10" style:family="paragraph" style:parent-style-name="Text_20_body">
      <style:text-properties fo:font-size="18.2000007629395pt" fo:font-weight="bold" officeooo:rsid="003cad46" officeooo:paragraph-rsid="003cad46" style:font-size-asian="18.2000007629395pt" style:font-weight-asian="bold" style:font-size-complex="18.2000007629395pt" style:font-weight-complex="bold"/>
    </style:style>
    <style:style style:name="P11" style:family="paragraph" style:parent-style-name="Text_20_body">
      <style:text-properties fo:font-style="normal" officeooo:rsid="003d8a20" officeooo:paragraph-rsid="003cad46" style:font-style-asian="normal" style:font-style-complex="normal"/>
    </style:style>
    <style:style style:name="P12" style:family="paragraph" style:parent-style-name="Text_20_body">
      <style:text-properties officeooo:rsid="00431bda" officeooo:paragraph-rsid="00431bda"/>
    </style:style>
    <style:style style:name="P13" style:family="paragraph" style:parent-style-name="Text_20_body">
      <style:text-properties officeooo:paragraph-rsid="00431bda"/>
    </style:style>
    <style:style style:name="P14" style:family="paragraph" style:parent-style-name="Text_20_body">
      <style:paragraph-properties fo:text-align="justify" style:justify-single-word="false"/>
      <style:text-properties officeooo:paragraph-rsid="001a9cd2"/>
    </style:style>
    <style:style style:name="P15" style:family="paragraph" style:parent-style-name="Text_20_body">
      <style:text-properties officeooo:paragraph-rsid="001ddacc"/>
    </style:style>
    <style:style style:name="P16" style:family="paragraph" style:parent-style-name="Text_20_body">
      <style:text-properties officeooo:paragraph-rsid="0020d4b9"/>
    </style:style>
    <style:style style:name="P17" style:family="paragraph" style:parent-style-name="Text_20_body">
      <style:text-properties officeooo:paragraph-rsid="00294bf0"/>
    </style:style>
    <style:style style:name="P18" style:family="paragraph" style:parent-style-name="Text_20_body">
      <style:text-properties officeooo:paragraph-rsid="0033db09"/>
    </style:style>
    <style:style style:name="P19" style:family="paragraph" style:parent-style-name="Text_20_body">
      <style:text-properties officeooo:paragraph-rsid="004c04e1"/>
    </style:style>
    <style:style style:name="P20" style:family="paragraph" style:parent-style-name="Text_20_body">
      <style:text-properties fo:font-size="12pt" fo:font-weight="normal" officeooo:rsid="004c04e1" officeooo:paragraph-rsid="004c04e1" style:font-size-asian="10.5pt" style:font-weight-asian="normal" style:font-size-complex="12pt" style:font-weight-complex="normal"/>
    </style:style>
    <style:style style:name="P21" style:family="paragraph" style:parent-style-name="Title">
      <style:text-properties officeooo:rsid="00160325" officeooo:paragraph-rsid="00160325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rsid="0031f3e9" officeooo:paragraph-rsid="003401d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officeooo:rsid="0031f3e9" officeooo:paragraph-rsid="0031f3e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31f3e9" officeooo:paragraph-rsid="0031f3e9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3560ce" officeooo:paragraph-rsid="003560c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3681c2" officeooo:paragraph-rsid="003681c2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rsid="0036ee0d" officeooo:paragraph-rsid="0036ee0d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4b8635" officeooo:paragraph-rsid="004b863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3ac74d" officeooo:paragraph-rsid="003ac74d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officeooo:rsid="0046b190" officeooo:paragraph-rsid="0046b19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3851cf" officeooo:paragraph-rsid="003851cf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4bee1c" officeooo:paragraph-rsid="004bee1c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4c04e1" officeooo:paragraph-rsid="004c04e1" style:font-size-asian="11pt" style:font-size-complex="11pt"/>
    </style:style>
    <style:style style:name="P35" style:family="paragraph" style:parent-style-name="Text_20_body">
      <style:paragraph-properties fo:break-before="page"/>
      <style:text-properties fo:font-size="18.2000007629395pt" fo:font-weight="bold" officeooo:rsid="003cad46" officeooo:paragraph-rsid="003cad46" style:font-size-asian="18.2000007629395pt" style:font-weight-asian="bold" style:font-size-complex="18.200000762939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4ff112" officeooo:paragraph-rsid="004ff112" style:font-size-asian="11pt" style:font-size-complex="11pt"/>
    </style:style>
    <style:style style:name="P37" style:family="paragraph" style:parent-style-name="Heading_20_1">
      <style:text-properties officeooo:rsid="002b9cf3" officeooo:paragraph-rsid="002b9cf3"/>
    </style:style>
    <style:style style:name="P38" style:family="paragraph" style:parent-style-name="Heading_20_1">
      <style:paragraph-properties fo:break-before="page"/>
      <style:text-properties officeooo:rsid="0016555f" officeooo:paragraph-rsid="0016555f"/>
    </style:style>
    <style:style style:name="P39" style:family="paragraph" style:parent-style-name="Heading_20_1">
      <style:paragraph-properties fo:break-before="page"/>
      <style:text-properties officeooo:rsid="002af181" officeooo:paragraph-rsid="002af181"/>
    </style:style>
    <style:style style:name="P40" style:family="paragraph" style:parent-style-name="Heading_20_2">
      <style:text-properties officeooo:rsid="001b3708" officeooo:paragraph-rsid="001b3708"/>
    </style:style>
    <style:style style:name="P41" style:family="paragraph" style:parent-style-name="Heading_20_2" style:list-style-name="">
      <style:text-properties officeooo:rsid="002080f6" officeooo:paragraph-rsid="002080f6"/>
    </style:style>
    <style:style style:name="P42" style:family="paragraph" style:parent-style-name="Heading_20_2">
      <style:paragraph-properties fo:break-before="page"/>
      <style:text-properties officeooo:rsid="002080f6" officeooo:paragraph-rsid="002080f6"/>
    </style:style>
    <style:style style:name="T1" style:family="text">
      <style:text-properties officeooo:rsid="001822bd"/>
    </style:style>
    <style:style style:name="T2" style:family="text">
      <style:text-properties officeooo:rsid="00196edf"/>
    </style:style>
    <style:style style:name="T3" style:family="text">
      <style:text-properties officeooo:rsid="00199d10"/>
    </style:style>
    <style:style style:name="T4" style:family="text">
      <style:text-properties officeooo:rsid="001b5467"/>
    </style:style>
    <style:style style:name="T5" style:family="text">
      <style:text-properties style:font-name="Source Code Pro Light" fo:font-size="10.5pt" officeooo:rsid="001b5467" style:font-size-asian="10.5pt" style:font-size-complex="10.5pt"/>
    </style:style>
    <style:style style:name="T6" style:family="text">
      <style:text-properties officeooo:rsid="001d0f2e"/>
    </style:style>
    <style:style style:name="T7" style:family="text">
      <style:text-properties officeooo:rsid="00225cfb"/>
    </style:style>
    <style:style style:name="T8" style:family="text">
      <style:text-properties officeooo:rsid="002439a7"/>
    </style:style>
    <style:style style:name="T9" style:family="text">
      <style:text-properties officeooo:rsid="002d1191"/>
    </style:style>
    <style:style style:name="T10" style:family="text">
      <style:text-properties officeooo:rsid="002b9cf3"/>
    </style:style>
    <style:style style:name="T11" style:family="text">
      <style:text-properties officeooo:rsid="002ee468"/>
    </style:style>
    <style:style style:name="T12" style:family="text">
      <style:text-properties officeooo:rsid="003401d2"/>
    </style:style>
    <style:style style:name="T13" style:family="text">
      <style:text-properties officeooo:rsid="003560ce"/>
    </style:style>
    <style:style style:name="T14" style:family="text">
      <style:text-properties officeooo:rsid="003cad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d8a20" style:font-style-asian="italic" style:font-style-complex="italic"/>
    </style:style>
    <style:style style:name="T17" style:family="text">
      <style:text-properties fo:font-style="italic" officeooo:rsid="003401d2" style:font-style-asian="italic" style:font-style-complex="italic"/>
    </style:style>
    <style:style style:name="T18" style:family="text">
      <style:text-properties fo:font-style="italic" officeooo:rsid="00431bda" style:font-style-asian="italic" style:font-style-complex="italic"/>
    </style:style>
    <style:style style:name="T19" style:family="text">
      <style:text-properties fo:font-style="italic" officeooo:rsid="00449269" style:font-style-asian="italic" style:font-style-complex="italic"/>
    </style:style>
    <style:style style:name="T20" style:family="text">
      <style:text-properties fo:font-style="italic" officeooo:rsid="002080f6" style:font-style-asian="italic" style:font-style-complex="italic"/>
    </style:style>
    <style:style style:name="T21" style:family="text">
      <style:text-properties fo:font-style="italic" officeooo:rsid="00294bf0" style:font-style-asian="italic" style:font-style-complex="italic"/>
    </style:style>
    <style:style style:name="T22" style:family="text">
      <style:text-properties fo:font-style="italic" officeooo:rsid="003cad46" style:font-style-asian="italic" style:font-style-complex="italic"/>
    </style:style>
    <style:style style:name="T23" style:family="text">
      <style:text-properties fo:font-style="italic" officeooo:rsid="002b9cf3" style:font-style-asian="italic" style:font-style-complex="italic"/>
    </style:style>
    <style:style style:name="T24" style:family="text">
      <style:text-properties fo:font-style="italic" officeooo:rsid="004d778d" style:font-style-asian="italic" style:font-style-complex="italic"/>
    </style:style>
    <style:style style:name="T25" style:family="text">
      <style:text-properties fo:font-style="normal" officeooo:rsid="003d8a20" style:font-style-asian="normal" style:font-style-complex="normal"/>
    </style:style>
    <style:style style:name="T26" style:family="text">
      <style:text-properties fo:font-style="normal" officeooo:rsid="00431bda" style:font-style-asian="normal" style:font-style-complex="normal"/>
    </style:style>
    <style:style style:name="T27" style:family="text">
      <style:text-properties fo:font-style="normal" officeooo:rsid="00449269" style:font-style-asian="normal" style:font-style-complex="normal"/>
    </style:style>
    <style:style style:name="T28" style:family="text">
      <style:text-properties fo:font-style="normal" officeooo:rsid="004bee1c" style:font-style-asian="normal" style:font-style-complex="normal"/>
    </style:style>
    <style:style style:name="T29" style:family="text">
      <style:text-properties fo:font-style="normal" officeooo:rsid="003cad46" style:font-style-asian="normal" style:font-style-complex="normal"/>
    </style:style>
    <style:style style:name="T30" style:family="text">
      <style:text-properties fo:font-style="normal" officeooo:rsid="004c04e1" style:font-style-asian="normal" style:font-style-complex="normal"/>
    </style:style>
    <style:style style:name="T31" style:family="text">
      <style:text-properties fo:font-style="normal" officeooo:rsid="004d778d" style:font-style-asian="normal" style:font-style-complex="normal"/>
    </style:style>
    <style:style style:name="T32" style:family="text">
      <style:text-properties officeooo:rsid="00431bda"/>
    </style:style>
    <style:style style:name="T33" style:family="text">
      <style:text-properties officeooo:rsid="004c04e1"/>
    </style:style>
    <style:style style:name="T34" style:family="text">
      <style:text-properties officeooo:rsid="001ddacc"/>
    </style:style>
    <style:style style:name="T35" style:family="text">
      <style:text-properties officeooo:rsid="002080f6"/>
    </style:style>
    <style:style style:name="T36" style:family="text">
      <style:text-properties officeooo:rsid="0020d4b9"/>
    </style:style>
    <style:style style:name="T37" style:family="text">
      <style:text-properties officeooo:rsid="00294bf0"/>
    </style:style>
    <style:style style:name="T38" style:family="text">
      <style:text-properties officeooo:rsid="0033db09"/>
    </style:style>
    <style:style style:name="T39" style:family="text">
      <style:text-properties officeooo:rsid="004d778d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>Sistemes Concurrents i Paral·lels</text:p>
      <text:p text:style-name="P6">Pràctica 1</text:p>
      <text:p text:style-name="P6">Joel Aumedes i Joel Farré</text:p>
      <text:h text:style-name="P38" text:outline-level="1">Anàlisi del disseny</text:h>
      <text:p text:style-name="Text_20_body">Per a poder obtenir una versió més eficient i ràpida del problema Manfut, <text:span text:style-name="T33">s’ha </text:span>pensat que faria falta alguna cosa més que simplement repartir els equips <text:span text:style-name="T1">a calcular </text:span>entre els <text:span text:style-name="T15">threads</text:span>. <text:span text:style-name="T2">Per això, </text:span><text:span text:style-name="T33">es va</text:span><text:span text:style-name="T2"> decidir </text:span><text:span text:style-name="T3">que la millor manera seria reescriure el problema, de manera que per a trobar tots els equips </text:span><text:span text:style-name="T33">es generés</text:span><text:span text:style-name="T3"> un arbre recursiu. </text:span></text:p>
      <text:p text:style-name="P14"><text:span text:style-name="T3">La idea original era implementar també programació dinàmica, però </text:span><text:span text:style-name="T33">es va</text:span><text:span text:style-name="T3"> descartar, ja que les condicions del problema fan que sigui gairebé impossible que es repeteixi una configuració, i això causaria un sobrecost molt gran al haver de mantenir una matriu enorme de possibles configuracions.</text:span></text:p>
      <text:h text:style-name="P40" text:outline-level="2">Disseny sequencial</text:h>
      <text:p text:style-name="P7">La idea principal de la implementació és la següent:</text:p>
      <text:p text:style-name="Code">Començant pe<text:span text:style-name="T4">r l’últim jugador</text:span>:</text:p>
      <text:p text:style-name="Code"><text:tab/><text:span text:style-name="T4">Tinc 2 opcions; Agafar-lo o no agafar-lo</text:span></text:p>
      <text:p text:style-name="Code"><text:tab/><text:span text:style-name="T4">Si l’agafo:</text:span></text:p>
      <text:p text:style-name="Code"><text:tab/><text:tab/><text:span text:style-name="T6">CRIDA RECURSIVA: </text:span><text:span text:style-name="T4">Repeteixo la funció amb el jugador a l’equip per calcular el millor equip amb aquest jugador</text:span></text:p>
      <text:p text:style-name="Code"><text:tab/><text:span text:style-name="T4">Si no l’agafo:</text:span></text:p>
      <text:p text:style-name="P1"><text:tab/><text:tab/><text:span text:style-name="T6">CRIDA RECURSIVA: </text:span><text:span text:style-name="T4">Repeteixo la funció amb el jugador </text:span><text:span text:style-name="T5">fora de</text:span><text:span text:style-name="T4"> l’equip per calcular el millor equip </text:span><text:span text:style-name="T5">sense</text:span><text:span text:style-name="T4"> aquest jugador</text:span></text:p>
      <text:p text:style-name="P1"><text:tab/><text:span text:style-name="T6">Un cop tinc els 2 equips:</text:span></text:p>
      <text:p text:style-name="P1"><text:tab/><text:span text:style-name="T6">Si el millor equip és agafant-lo:</text:span></text:p>
      <text:p text:style-name="P1"><text:tab/><text:tab/><text:span text:style-name="T6">Retorno el millor equip amb el jugador</text:span></text:p>
      <text:p text:style-name="P1"><text:tab/><text:span text:style-name="T6">Si el millor equip és sense agafar-lo:</text:span></text:p>
      <text:p text:style-name="P1"><text:tab/><text:tab/><text:span text:style-name="T6">Retorno el millor equip sense el jugador</text:span></text:p>
      <text:p text:style-name="P15"><text:span text:style-name="T34">D’aquesta manera, pot semblar que solament </text:span><text:span text:style-name="T33">es calcula </text:span><text:span text:style-name="T34">sobre un jugador, però, degut a les crides recursives, </text:span><text:span text:style-name="T33">es veu</text:span><text:span text:style-name="T34"> que </text:span><text:span text:style-name="T33">es </text:span><text:span text:style-name="T34">necessit</text:span><text:span text:style-name="T33">a</text:span><text:span text:style-name="T34"> calcular tots els equips inferiors per a trobar el superior, per exemple, </text:span><text:span text:style-name="T33">es necessita</text:span><text:span text:style-name="T34"> saber totes les combinacions de porters per a poder decidir sobre un defensa.</text:span></text:p>
      <text:h text:style-name="P41" text:outline-level="2"/>
      <text:h text:style-name="P42" text:outline-level="2">Aplicació de la concurrència</text:h>
      <text:p text:style-name="P16"><text:span text:style-name="T35">En aquest cas, </text:span><text:span text:style-name="T33">s’utilitza la</text:span><text:span text:style-name="T35"> bisecció recursiva per a repartir les tasques. Tot i això, no </text:span><text:span text:style-name="T33">es pot </text:span><text:span text:style-name="T35">generar </text:span><text:span text:style-name="T20">threads</text:span><text:span text:style-name="T35"> a cada bisecció, ja que </text:span><text:span text:style-name="T33">hi ha</text:span><text:span text:style-name="T35"> un límit de </text:span><text:span text:style-name="T20">threads</text:span><text:span text:style-name="T35"> i també perquè causaria un sobrecost immens. Aleshores el que </text:span><text:span text:style-name="T33">es fa</text:span><text:span text:style-name="T35"> és biseccionar amb un thread solament quan </text:span><text:span text:style-name="T33">es té</text:span><text:span text:style-name="T35"> un nombre inferior de </text:span><text:span text:style-name="T20">threads</text:span><text:span text:style-name="T35"> actius als permesos. </text:span></text:p>
      <text:p text:style-name="P16"><text:span text:style-name="T36">Per biseccionar </text:span><text:span text:style-name="T33">s’utilitza</text:span><text:span text:style-name="T36"> el següent disseny:</text:span></text:p>
      <text:p text:style-name="P3">Començant pe<text:span text:style-name="T4">r l’últim jugador</text:span>:</text:p>
      <text:p text:style-name="P3"><text:tab/><text:span text:style-name="T4">Tinc 2 opcions; Agafar-lo o no agafar-lo</text:span></text:p>
      <text:p text:style-name="P3"><text:tab/><text:span text:style-name="T4">Si l’agafo:</text:span></text:p>
      <text:p text:style-name="P3"><text:tab/><text:tab/><text:span text:style-name="T7">Si tinc espai per generar un thread:</text:span></text:p>
      <text:p text:style-name="P3"><text:tab/><text:tab/><text:tab/><text:span text:style-name="T7">pthread_create(</text:span><text:span text:style-name="T6">CRIDA RECURSIVA: </text:span><text:span text:style-name="T4">Repeteixo la funció amb el jugador a l’equip per calcular el millor equip amb aquest jugador</text:span><text:span text:style-name="T7">)</text:span></text:p>
      <text:p text:style-name="P3"><text:tab/><text:tab/><text:span text:style-name="T8">Si no tinc espai:</text:span></text:p>
      <text:p text:style-name="P4"><text:span text:style-name="T6"><text:tab/><text:tab/><text:tab/>CRIDA RECURSIVA: </text:span><text:span text:style-name="T4">Repeteixo la funció amb el jugador a l’equip per calcular el millor equip amb aquest jugador</text:span></text:p>
      <text:p text:style-name="P3"><text:tab/><text:span text:style-name="T4">Si no l’agafo:</text:span></text:p>
      <text:p text:style-name="P3"><text:tab/><text:tab/><text:span text:style-name="T6">CRIDA RECURSIVA: </text:span><text:span text:style-name="T4">Repeteixo la funció amb el jugador </text:span><text:span text:style-name="T5">fora de</text:span><text:span text:style-name="T4"> l’equip per calcular el millor equip </text:span><text:span text:style-name="T5">sense</text:span><text:span text:style-name="T4"> aquest jugador</text:span></text:p>
      <text:p text:style-name="P5"><text:tab/>Si he creat un thread:</text:p>
      <text:p text:style-name="P5"><text:tab/><text:tab/>pthread_join()</text:p>
      <text:p text:style-name="P3"><text:tab/><text:span text:style-name="T6">Un cop tinc els 2 equips:</text:span></text:p>
      <text:p text:style-name="P3"><text:tab/><text:span text:style-name="T6">Si el millor equip és agafant-lo:</text:span></text:p>
      <text:p text:style-name="P3"><text:tab/><text:tab/><text:span text:style-name="T6">Retorno el millor equip amb el jugador</text:span></text:p>
      <text:p text:style-name="P3"><text:tab/><text:span text:style-name="T6">Si el millor equip és sense agafar-lo:</text:span></text:p>
      <text:p text:style-name="P2"><text:tab/><text:tab/><text:span text:style-name="T6">Retorno el millor equip sense el jugador</text:span></text:p>
      <text:p text:style-name="P17"><text:span text:style-name="T33">Es realitza</text:span><text:span text:style-name="T37"> la bisecció recursiva, però si no hi ha espai per a un </text:span><text:span text:style-name="T21">thread</text:span><text:span text:style-name="T37"> nou, no e</text:span><text:span text:style-name="T33">s</text:span><text:span text:style-name="T37"> creem. </text:span><text:span text:style-name="T33">Es pot</text:span><text:span text:style-name="T37"> veure de la següent manera: Al necessitar calcular si és millor agafar un jugador o no, el </text:span><text:span text:style-name="T21">thread</text:span><text:span text:style-name="T37"> principal, si hi ha espai, crea un altre </text:span><text:span text:style-name="T21">thread</text:span><text:span text:style-name="T37"> que calcularà afegint el jugador, i el </text:span><text:span text:style-name="T21">thread</text:span><text:span text:style-name="T37"> principal calcularà sense afegir-lo. Si no hi ha espai el càlcul el farà tot el </text:span><text:span text:style-name="T21">thread</text:span><text:span text:style-name="T37"> principal.</text:span></text:p>
      <text:h text:style-name="P39" text:outline-level="1">Anàlisi del rendiment</text:h>
      <text:p text:style-name="P18"><text:span text:style-name="T38">Per a dur a terme l’anà</text:span><text:span text:style-name="T12">lisi del rendiment per a cada fitxer, </text:span><text:span text:style-name="T33">s’ha</text:span><text:span text:style-name="T12"> agafat com a valors del pressupost 1000 i com a nombre de </text:span><text:span text:style-name="T17">threads</text:span><text:span text:style-name="T12"> </text:span><text:span text:style-name="T14">2</text:span><text:span text:style-name="T12">. Un cop seleccionats aquest valors, es mostren els temps d’execució a la taula següent. </text:span><text:span text:style-name="T13">Per a que les condicions siguin les mateixes, s’ha agafat com a referència de temps el valor obtingut en la primera execució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row>
          <table:table-cell table:style-name="Tabla1.A1" office:value-type="string">
            <text:p text:style-name="P22">Fitxers</text:p>
          </table:table-cell>
          <table:table-cell table:style-name="Tabla1.A1" table:number-columns-spanned="4" office:value-type="string">
            <text:p text:style-name="P23">Temps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3"/>
          </table:table-cell>
          <table:table-cell table:style-name="Tabla1.A1" table:number-columns-spanned="2" office:value-type="string">
            <text:p text:style-name="P25">C</text:p>
          </table:table-cell>
          <table:covered-table-cell/>
          <table:table-cell table:style-name="Tabla1.A1" table:number-columns-spanned="2" office:value-type="string">
            <text:p text:style-name="P25">Java</text:p>
          </table:table-cell>
          <table:covered-table-cell/>
        </table:table-row>
        <table:table-row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5">Secuencial_C</text:p>
          </table:table-cell>
          <table:table-cell table:style-name="Tabla1.A1" office:value-type="string">
            <text:p text:style-name="P25">Concurrent_C</text:p>
          </table:table-cell>
          <table:table-cell table:style-name="Tabla1.A1" office:value-type="string">
            <text:p text:style-name="P25">Secuencial_Java</text:p>
          </table:table-cell>
          <table:table-cell table:style-name="Tabla1.A1" office:value-type="string">
            <text:p text:style-name="P25">Concurrent_Java</text:p>
          </table:table-cell>
        </table:table-row>
        <table:table-row>
          <table:table-cell table:style-name="Tabla1.A1" office:value-type="string">
            <text:p text:style-name="P25">mercat15j</text:p>
          </table:table-cell>
          <table:table-cell table:style-name="Tabla1.A1" office:value-type="string">
            <text:p text:style-name="P26">0,198’’</text:p>
          </table:table-cell>
          <table:table-cell table:style-name="Tabla1.A1" office:value-type="string">
            <text:p text:style-name="P26">0,004’’</text:p>
          </table:table-cell>
          <table:table-cell table:style-name="Tabla1.A1" office:value-type="string">
            <text:p text:style-name="P29">0,202’’</text:p>
          </table:table-cell>
          <table:table-cell table:style-name="Tabla1.A1" office:value-type="string">
            <text:p text:style-name="P33">0,410’’</text:p>
          </table:table-cell>
        </table:table-row>
        <table:table-row>
          <table:table-cell table:style-name="Tabla1.A1" office:value-type="string">
            <text:p text:style-name="P25">mercat25j</text:p>
          </table:table-cell>
          <table:table-cell table:style-name="Tabla1.A1" office:value-type="string">
            <text:p text:style-name="P26">4,119’’</text:p>
          </table:table-cell>
          <table:table-cell table:style-name="Tabla1.A1" office:value-type="string">
            <text:p text:style-name="P26">0,018’’</text:p>
          </table:table-cell>
          <table:table-cell table:style-name="Tabla1.A1" office:value-type="string">
            <text:p text:style-name="P29">0,8’’</text:p>
          </table:table-cell>
          <table:table-cell table:style-name="Tabla1.A1" office:value-type="string">
            <text:p text:style-name="P33">0,552’’</text:p>
          </table:table-cell>
        </table:table-row>
        <table:table-row>
          <table:table-cell table:style-name="Tabla1.A1" office:value-type="string">
            <text:p text:style-name="P25">mercat50j</text:p>
          </table:table-cell>
          <table:table-cell table:style-name="Tabla1.A1" office:value-type="string">
            <text:p text:style-name="P27">3’ 36,661’’</text:p>
          </table:table-cell>
          <table:table-cell table:style-name="Tabla1.A1" office:value-type="string">
            <text:p text:style-name="P27">0,595’’</text:p>
          </table:table-cell>
          <table:table-cell table:style-name="Tabla1.A1" office:value-type="string">
            <text:p text:style-name="P29">45,321’’</text:p>
          </table:table-cell>
          <table:table-cell table:style-name="Tabla1.A1" office:value-type="string">
            <text:p text:style-name="P33">3,399’’</text:p>
          </table:table-cell>
        </table:table-row>
        <table:table-row>
          <table:table-cell table:style-name="Tabla1.A1" office:value-type="string">
            <text:p text:style-name="P25">mercat60j</text:p>
          </table:table-cell>
          <table:table-cell table:style-name="Tabla1.A1" office:value-type="string">
            <text:p text:style-name="P28">24’ 14,709’’</text:p>
          </table:table-cell>
          <table:table-cell table:style-name="Tabla1.A1" office:value-type="string">
            <text:p text:style-name="P27">5,202’’</text:p>
          </table:table-cell>
          <table:table-cell table:style-name="Tabla1.A1" office:value-type="string">
            <text:p text:style-name="P29">5’ 12,662’’</text:p>
          </table:table-cell>
          <table:table-cell table:style-name="Tabla1.A1" office:value-type="string">
            <text:p text:style-name="P33">18,543’’</text:p>
          </table:table-cell>
        </table:table-row>
        <table:table-row>
          <table:table-cell table:style-name="Tabla1.A1" office:value-type="string">
            <text:p text:style-name="P25">mercat75j</text:p>
          </table:table-cell>
          <table:table-cell table:style-name="Tabla1.A1" office:value-type="string">
            <text:p text:style-name="P30">2h 45’ 52,911’’</text:p>
          </table:table-cell>
          <table:table-cell table:style-name="Tabla1.A1" office:value-type="string">
            <text:p text:style-name="P28">34,422’’</text:p>
          </table:table-cell>
          <table:table-cell table:style-name="Tabla1.A1" office:value-type="string">
            <text:p text:style-name="P36">3h 12’ 34,865’’</text:p>
          </table:table-cell>
          <table:table-cell table:style-name="Tabla1.A1" office:value-type="string">
            <text:p text:style-name="P33">2’ 13,874’’</text:p>
          </table:table-cell>
        </table:table-row>
        <table:table-row>
          <table:table-cell table:style-name="Tabla1.A1" office:value-type="string">
            <text:p text:style-name="P25">mercat100j</text:p>
          </table:table-cell>
          <table:table-cell table:style-name="Tabla1.A1" office:value-type="string">
            <text:p text:style-name="P31">23h 13’ 32,031’’</text:p>
          </table:table-cell>
          <table:table-cell table:style-name="Tabla1.A1" office:value-type="string">
            <text:p text:style-name="P32">4’ 58,954’’</text:p>
          </table:table-cell>
          <table:table-cell table:style-name="Tabla1.A1" office:value-type="string">
            <text:p text:style-name="P36">22h 28’ 54,274’’</text:p>
          </table:table-cell>
          <table:table-cell table:style-name="Tabla1.A1" office:value-type="string">
            <text:p text:style-name="P34">16’ 42,990’’</text:p>
          </table:table-cell>
        </table:table-row>
      </table:table>
      <text:p text:style-name="P9"/>
      <text:p text:style-name="P19"><text:span text:style-name="T14">Després d’executar, per a cada fitxer, tan els programes seqüencials com els concurrents, </text:span><text:span text:style-name="T33">es pot</text:span><text:span text:style-name="T14"> observar que al principi la millora de temps es molt poca per no dir quasi inexistent. Per al fitxer </text:span><text:span text:style-name="T22">mercat15j.csv</text:span><text:span text:style-name="T29"> la millora es quasi inapreciable en C. </text:span><text:span text:style-name="T28">En Java </text:span><text:span text:style-name="T30">es pot</text:span><text:span text:style-name="T28"> observar que l’execució de forma concurrent tarda una mica més que la seqüencial, això es degut al sobrecost de la recursivitat.</text:span><text:span text:style-name="T29"> </text:span></text:p>
      <text:p text:style-name="P19"><text:span text:style-name="T29">A partir del fitxer </text:span><text:span text:style-name="T22">mercat25j.csv</text:span><text:span text:style-name="T29"> ja </text:span><text:span text:style-name="T30">es pot</text:span><text:span text:style-name="T29"> </text:span><text:span text:style-name="T30">veure</text:span><text:span text:style-name="T29"> un petit increment en la millora del temps de forma concurrent. </text:span></text:p>
      <text:p text:style-name="P19"><text:span text:style-name="T29">Al fitxer </text:span><text:span text:style-name="T22">mercat50j.csv</text:span><text:span text:style-name="T29"> es nota més la diferència essent aquesta de quasi 3 minuts i mig entre l’execució seqüencial i concurrent </text:span><text:span text:style-name="T30">en la versió de C i de 5 minuts en la versió de Java</text:span><text:span text:style-name="T29">. </text:span></text:p>
      <text:p text:style-name="P19"><text:span text:style-name="T25">Per als fitxers </text:span><text:span text:style-name="T16">mercat60j.csv</text:span><text:span text:style-name="T25">, </text:span><text:span text:style-name="T16">mercat75j.csv</text:span><text:span text:style-name="T25"> i </text:span><text:span text:style-name="T16">mercat100j.csv</text:span><text:span text:style-name="T25"> la diferència de temps es abismal, ja que la diferència entre l’execució seqüencial i concurrent pot arribar a ser de minuts i fins i tot d’hores. </text:span></text:p>
      <text:p text:style-name="P19"><text:span text:style-name="T25">Com a resultat d’aquest anàlisis podem destacar que l’aplicació de </text:span><text:span text:style-name="T16">threads</text:span><text:span text:style-name="T25"> als programes fa que aquests tinguin un major rendiment i eficiència.</text:span></text:p>
      <text:p text:style-name="P11"/>
      <text:p text:style-name="P11"><draw:frame draw:style-name="fr1" draw:name="Objeto1" text:anchor-type="char" svg:y="0.004cm" svg:width="18.688cm" svg:height="10.583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1"/>
      <text:p text:style-name="P10"><draw:frame draw:style-name="fr1" draw:name="Objeto2" text:anchor-type="char" svg:y="0.004cm" svg:width="18.688cm" svg:height="10.583cm" draw:z-index="1"><draw:object xlink:href="./Object 2" xlink:type="simple" xlink:show="embed" xlink:actuate="onLoad"/><draw:image xlink:href="./ObjectReplacements/Object 2" xlink:type="simple" xlink:show="embed" xlink:actuate="onLoad"/><svg:desc>gráfico</svg:desc></draw:frame></text:p>
      <text:p text:style-name="P35">Errors durant el desenvolupament</text:p>
      <text:p text:style-name="P13"><text:span text:style-name="T32">Pel que fa als errors que hem tingut durant el desenvolupament han sigut pocs. El principal problema era que a l’hora de calcular l’equip òptim resulta que per algun motiu no es sumaven be els valors i els costos dels jugadors i el resultat final que es mostrava per pantalla no era el mateix que si es sumaven els valors i els costos dels jugadors manualment. El error era que enlloc de copiar els equips, el que fèiem era passar una referència i per tant això provocava dependència de dades. Per a solucionar això </text:span><text:span text:style-name="T33">s’ha</text:span><text:span text:style-name="T32"> crea</text:span><text:span text:style-name="T33">t</text:span><text:span text:style-name="T32"> una funció que copia els equips enlloc de passar-los per referència.</text:span></text:p>
      <text:p text:style-name="P13"><text:span text:style-name="T32">Un altre petit error era que quan volíem accedir a algunes posicions per a imprimir un jugador resulta que ens donava un error i deia que aquella posició tenia com a valor </text:span><text:span text:style-name="T18">null</text:span><text:span text:style-name="T26">. El error es trobava en la funció </text:span><text:span text:style-name="T18">addPlayer()</text:span><text:span text:style-name="T26"> de la classe </text:span><text:span text:style-name="T18">JugadorsEquip</text:span><text:span text:style-name="T26">, i resulta que faltava afegir la comanda </text:span><text:span text:style-name="T18">break;</text:span><text:span text:style-name="T26"> a l’hora d’afegir un jugador ja que al tenir un bucle, s’afegia el mateix jugador a totes les posicions de l’</text:span><text:span text:style-name="T18">array</text:span><text:span text:style-name="T26"> </text:span><text:span text:style-name="T27">enlloc d’afegir-lo a la primera posició </text:span><text:span text:style-name="T30">que trobava</text:span><text:span text:style-name="T27"> buida de l’</text:span><text:span text:style-name="T19">array</text:span><text:span text:style-name="T27"> i llavors sortir de la funció</text:span><text:span text:style-name="T26">.</text:span></text:p>
      <text:p text:style-name="P12"/>
      <text:p text:style-name="P10">Conclusions</text:p>
      <text:p text:style-name="P20">Ha estat interessant implementar aquest problema d’optimització i observar les conseqüències que sorgeixen al implementar diferents mètodes de disseny. <text:span text:style-name="T39">Ens ha impressionat l’efecte que causa el implementar </text:span><text:span text:style-name="T24">threads</text:span><text:span text:style-name="T31"> als programes ja que la seva millora en temps pot arribar a ser d’hores o de dies.</text:span></text:p>
      <text:h text:style-name="P37" text:outline-level="1">Consideracions</text:h>
      <text:p text:style-name="P8"><text:span text:style-name="T33">S’ha</text:span><text:span text:style-name="T10"> utilitzat </text:span><text:span text:style-name="T9">variables compartides per a la sincronització</text:span><text:span text:style-name="T10"> per assegurar una execució determinista, </text:span><text:span text:style-name="T9">però degut a que no tenen tanta precisió com un mutex o un bloc syncronized, és possible que </text:span><text:span text:style-name="T11">es segueixin donant errors, però molt més rarament</text:span><text:span text:style-name="T10">.</text:span></text:p>
      <text:p text:style-name="P8"><text:span text:style-name="T10">Per a cancel·lar els fils en cas d’error, </text:span><text:span text:style-name="T33">s’ha</text:span><text:span text:style-name="T10"> assegurat de que els fils són daemons, de manera que en cas d’error sol fa falta realitzar un </text:span><text:span text:style-name="T23">exit</text:span><text:span text:style-name="T10"> del fil principal, que es realitza un cop detectat l’err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16555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font-name="Source Code Pro Light" fo:font-family="'Source Code Pro Light'" style:font-style-name="Light" style:font-pitch="fixed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4:44:39.666980178</meta:creation-date>
    <dc:date>2020-11-29T20:26:32.245000000</dc:date>
    <meta:editing-duration>PT3H30M33S</meta:editing-duration>
    <meta:editing-cycles>30</meta:editing-cycles>
    <meta:generator>LibreOffice/7.0.1.2$Windows_X86_64 LibreOffice_project/7cbcfc562f6eb6708b5ff7d7397325de9e764452</meta:generator>
    <meta:document-statistic meta:table-count="1" meta:image-count="0" meta:object-count="2" meta:page-count="6" meta:paragraph-count="93" meta:word-count="1148" meta:character-count="6794" meta:non-whitespace-character-count="569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6pt" fo:font-weight="bold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579d1c" dr3d:edge-rounding="5%"/>
      <style:text-properties fo:font-size="6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88cm" svg:height="10.583cm" xlink:href="." xlink:type="simple" chart:class="chart:bar" chart:style-name="ch1">
        <chart:title svg:x="5.742cm" svg:y="0.347cm" chart:style-name="ch2">
          <text:p>Gràfica dels temps d'execució en C</text:p>
        </chart:title>
        <chart:legend chart:legend-position="end" svg:x="15.816cm" svg:y="4.743cm" style:legend-expansion="high" chart:style-name="ch3"/>
        <chart:plot-area chart:style-name="ch4" chart:data-source-has-labels="both" svg:x="1.384cm" svg:y="1.337cm" svg:width="14.059cm" svg:height="8.054cm" dr3d:transform="matrix (0.962161407426819 -0.0520370746554882 -0.267465079813688 0.0534210557392711 0.998569857534232 -0.00210485813436867 0.267192097304814 -0.0122630536720377 0.9635652550048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96cm" svg:y="1.372cm" svg:width="13.147cm" svg:height="7.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79cm" svg:y="9.602cm" chart:style-name="ch6">
              <text:p>Fitxers</text:p>
            </chart:title>
            <chart:categories table:cell-range-address="local-table.$A$2:.$A$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72cm" svg:y="7.325cm" chart:style-name="ch10">
              <text:p>Temps d'execució (segons)</text:p>
            </chart:title>
          </chart:axis>
          <chart:axis chart:dimension="z" chart:name="primary-z" chart:style-name="ch11"/>
          <chart:series chart:style-name="ch12" chart:values-cell-range-address="local-table.$B$2:.$B$7" chart:label-cell-address="local-table.$B$1" chart:class="chart:bar">
            <chart:data-point chart:repeated="6"/>
          </chart:series>
          <chart:series chart:style-name="ch13" chart:values-cell-range-address="local-table.$C$2:.$C$7" chart:label-cell-address="local-table.$C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_C</text:p>
              </table:table-cell>
              <table:table-cell office:value-type="string">
                <text:p>Concurrent_C</text:p>
              </table:table-cell>
            </table:table-row>
          </table:table-header-rows>
          <table:table-rows>
            <table:table-row>
              <table:table-cell office:value-type="string">
                <text:p>mercat15j.csv</text:p>
              </table:table-cell>
              <table:table-cell office:value-type="float" office:value="0.198">
                <text:p>0.1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mercat25j.csv</text:p>
              </table:table-cell>
              <table:table-cell office:value-type="float" office:value="4.119">
                <text:p>4.1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mercat50j.csv</text:p>
              </table:table-cell>
              <table:table-cell office:value-type="float" office:value="216.661">
                <text:p>216.661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mercat60j.csv</text:p>
              </table:table-cell>
              <table:table-cell office:value-type="float" office:value="1454.709">
                <text:p>1454.709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mercat75j.csv</text:p>
              </table:table-cell>
              <table:table-cell office:value-type="float" office:value="9952.911">
                <text:p>9952.911</text:p>
              </table:table-cell>
              <table:table-cell office:value-type="float" office:value="34.422">
                <text:p>34.422</text:p>
              </table:table-cell>
            </table:table-row>
            <table:table-row>
              <table:table-cell office:value-type="string">
                <text:p>mercat100j.csv</text:p>
              </table:table-cell>
              <table:table-cell office:value-type="float" office:value="83612.031">
                <text:p>83612.031</text:p>
              </table:table-cell>
              <table:table-cell office:value-type="float" office:value="298.954">
                <text:p>298.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6pt" fo:font-weight="bold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579d1c" dr3d:edge-rounding="5%"/>
      <style:text-properties fo:font-size="6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88cm" svg:height="10.583cm" xlink:href="." xlink:type="simple" chart:class="chart:bar" chart:style-name="ch1">
        <chart:title svg:x="5.424cm" svg:y="0.347cm" chart:style-name="ch2">
          <text:p>Gràfica dels temps d'execució en Java</text:p>
        </chart:title>
        <chart:legend chart:legend-position="end" svg:x="15.314cm" svg:y="4.743cm" style:legend-expansion="high" chart:style-name="ch3"/>
        <chart:plot-area chart:style-name="ch4" chart:data-source-has-labels="both" svg:x="1.384cm" svg:y="1.337cm" svg:width="13.557cm" svg:height="8.054cm" dr3d:transform="matrix (0.962161407426819 -0.0520370746554882 -0.267465079813688 0.0534210557392711 0.998569857534232 -0.00210485813436867 0.267192097304814 -0.0122630536720377 0.9635652550048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423cm" svg:y="1.337cm" svg:width="12.39cm" svg:height="7.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628cm" svg:y="9.602cm" chart:style-name="ch6">
              <text:p>Fitxers</text:p>
            </chart:title>
            <chart:categories table:cell-range-address="local-table.$A$2:.$A$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72cm" svg:y="7.324cm" chart:style-name="ch10">
              <text:p>Temps d'execució (segons)</text:p>
            </chart:title>
          </chart:axis>
          <chart:axis chart:dimension="z" chart:name="primary-z" chart:style-name="ch11"/>
          <chart:series chart:style-name="ch12" chart:values-cell-range-address="local-table.$B$2:.$B$7" chart:label-cell-address="local-table.$B$1" chart:class="chart:bar">
            <chart:data-point chart:repeated="6"/>
          </chart:series>
          <chart:series chart:style-name="ch13" chart:values-cell-range-address="local-table.$C$2:.$C$7" chart:label-cell-address="local-table.$C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_Java</text:p>
              </table:table-cell>
              <table:table-cell office:value-type="string">
                <text:p>Concurrent_Java</text:p>
              </table:table-cell>
            </table:table-row>
          </table:table-header-rows>
          <table:table-rows>
            <table:table-row>
              <table:table-cell office:value-type="string">
                <text:p>mercat15j.csv</text:p>
              </table:table-cell>
              <table:table-cell office:value-type="float" office:value="0.202">
                <text:p>0.2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mercat25j.csv</text:p>
              </table:table-cell>
              <table:table-cell office:value-type="float" office:value="0.8">
                <text:p>0.8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mercat50j.csv</text:p>
              </table:table-cell>
              <table:table-cell office:value-type="float" office:value="45.321">
                <text:p>45.321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string">
                <text:p>mercat60j.csv</text:p>
              </table:table-cell>
              <table:table-cell office:value-type="float" office:value="312.662">
                <text:p>312.662</text:p>
              </table:table-cell>
              <table:table-cell office:value-type="float" office:value="18.543">
                <text:p>18.543</text:p>
              </table:table-cell>
            </table:table-row>
            <table:table-row>
              <table:table-cell office:value-type="string">
                <text:p>mercat75j.csv</text:p>
              </table:table-cell>
              <table:table-cell office:value-type="float" office:value="11554.865">
                <text:p>11554.865</text:p>
              </table:table-cell>
              <table:table-cell office:value-type="float" office:value="133.874">
                <text:p>133.874</text:p>
              </table:table-cell>
            </table:table-row>
            <table:table-row>
              <table:table-cell office:value-type="string">
                <text:p>mercat100j.csv</text:p>
              </table:table-cell>
              <table:table-cell office:value-type="float" office:value="80934.274">
                <text:p>80934.274</text:p>
              </table:table-cell>
              <table:table-cell office:value-type="float" office:value="1002.99">
                <text:p>1002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